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InclusionPipe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.matches(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nclusionPipe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endElement( String uri , String loc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InclusionPipe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.QNam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PathPart.ElementPathPart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nclusionPipe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PathInclusionPipe( String expression , XPointerContext xpointe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InclusionPipe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nclusionPipe.startElement( String namespaceURI , String localName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InclusionPipe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.parse( String qName , XPointerContext xpoint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PathPart.process( XPointerContext xpoint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InclusionPipe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